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Thumbnails/thumbnail.png" manifest:media-type="image/png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 fo:hyphenate="true"/>
    </style:style>
    <style:style style:name="ce2" style:family="table-cell" style:parent-style-name="Default">
      <style:table-cell-properties fo:wrap-option="wrap"/>
      <style:text-properties fo:hyphenate="true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31.7cm" svg:height="13.5cm" svg:x="0cm" svg:y="0cm">
            <draw:object draw:notify-on-update-of-ranges="Sheet1.A1:Sheet1.A1 Sheet1.A2:Sheet1.A2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ce2"/>
        <table:table-row table:style-name="ro1">
          <table:table-cell table:style-name="ce1" office:value-type="string" calcext:value-type="string">
            <text:p>ms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</table:table-row>
        <table:table-row table:style-name="ro1" table:number-rows-repeated="19">
          <table:table-cell/>
        </table:table-row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Mang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6T18:44:50.676643157</meta:creation-date>
    <dc:date>2024-10-01T20:49:14.326331599</dc:date>
    <meta:editing-duration>PT6H51M14S</meta:editing-duration>
    <meta:editing-cycles>60</meta:editing-cycles>
    <meta:generator>LibreOffice/7.4.7.2$Linux_X86_64 LibreOffice_project/40$Build-2</meta:generator>
    <dc:creator>Moritz</dc:creator>
    <meta:document-statistic meta:table-count="1" meta:cell-count="21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three-dimensional="true" chart:deep="true" chart:symbol-type="automatic" chart:include-hidden-cells="false" chart:auto-position="true" chart:auto-size="true" chart:treat-empty-cells="use-zero" chart:right-angled-axes="true" chart:data-label-number="value" chart:data-label-text="false" chart:data-label-symbol="false" chart:data-label-series="fals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 chart:data-label-number="value" chart:data-label-text="false" chart:data-label-symbol="false" chart:data-label-series="false" chart:label-position="top"/>
      <style:graphic-properties draw:fill-color="#00a933"/>
      <style:text-properties fo:font-size="16pt" fo:text-shadow="1pt 1pt" fo:font-weight="bold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1.701cm" svg:height="13.501cm" xlink:href=".." xlink:type="simple" chart:class="chart:area" chart:style-name="ch1">
        <chart:legend chart:legend-position="end" svg:x="30.47cm" svg:y="6.451cm" style:legend-expansion="high" chart:style-name="ch2"/>
        <chart:plot-area chart:style-name="ch3" table:cell-range-address="Sheet1.A1:Sheet1.A21" chart:data-source-has-labels="row" svg:x="0.634cm" svg:y="0.27cm" svg:width="29.202cm" svg:height="12.961cm" dr3d:transform="matrix (0.958329174994765 -0.0608290540377958 -0.279114704984742 0.0602695381622211 0.998125916695796 -0.0105942054864428 0.279236056274195 -0.00666937816016727 0.960199325281679 0cm 0cm 0cm)" dr3d:vrp="(17993.0031805171 10480.2255964449 25094.6954579973)" dr3d:vpn="(0.416199821709347 0.173649045905254 0.892537795986984)" dr3d:vup="(-0.0733876362771618 0.984807599917971 -0.157379306090273)" dr3d:projection="perspective" dr3d:distance="4.2cm" dr3d:focal-length="8cm" dr3d:shadow-slant="0" dr3d:shade-mode="gouraud" dr3d:ambient-color="#999999" dr3d:lighting-mode="true">
          <chart:coordinate-region svg:x="1.325cm" svg:y="0.27cm" svg:width="28.254cm" svg:height="12.316cm"/>
          <dr3d:light dr3d:diffuse-color="#808080" dr3d:direction="(0 0 1)" dr3d:enabled="false" dr3d:specular="true"/>
          <dr3d:light dr3d:diffuse-color="#ffff99" dr3d:direction="(0.969612172994397 0.237685892326173 0.0579452376834688)" dr3d:enabled="tru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dr3d:light dr3d:diffuse-color="#808080" dr3d:direction="(0 0 1)" dr3d:enabled="false" dr3d:specular="false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axis chart:dimension="z" chart:name="primary-z" chart:style-name="ch4"/>
          <chart:series chart:style-name="ch6" chart:values-cell-range-address="Sheet1.A2:Sheet1.A21" chart:label-cell-address="Sheet1.A1:Sheet1.A1" chart:class="chart:area">
            <chart:data-point chart:repeated="2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ms</text:p>
                <draw:g>
                  <svg:desc>Sheet1.A1:Sheet1.A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6">
                <text:p>6</text:p>
                <draw:g>
                  <svg:desc>Sheet1.A2:Sheet1.A21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6">
                <text:p>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9">
                <text:p>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7.2$Linux_X86_64 LibreOffice_project/40$Build-2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